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fo:language="de" fo:country="DE" style:font-size-asian="10pt" style:font-size-complex="10pt"/>
    </style:style>
    <style:style style:name="P2" style:family="paragraph" style:parent-style-name="Standard">
      <style:text-properties style:font-name="DejaVu Sans" fo:font-size="10pt" fo:language="de" fo:country="DE" style:text-underline-style="solid" style:text-underline-width="auto" style:text-underline-color="font-color" style:font-size-asian="10pt" style:font-size-complex="10pt"/>
    </style:style>
    <style:style style:name="P3" style:family="paragraph" style:parent-style-name="Standard">
      <style:paragraph-properties fo:break-before="page"/>
      <style:text-properties style:font-name="DejaVu Sans" fo:font-size="10pt" fo:language="de" fo:country="DE" style:text-underline-style="solid" style:text-underline-type="double" style:text-underline-width="auto" style:text-underline-color="font-color" style:font-size-asian="10pt" style:font-size-complex="10pt"/>
    </style:style>
    <style:style style:name="P4" style:family="paragraph" style:parent-style-name="Standard" style:list-style-name="L1">
      <style:text-properties style:font-name="DejaVu Sans" fo:font-size="10pt" fo:language="de" fo:country="DE" style:font-size-asian="10pt" style:font-size-complex="10pt"/>
    </style:style>
    <style:style style:name="P5" style:family="paragraph" style:parent-style-name="Standard" style:list-style-name="L2">
      <style:text-properties style:font-name="DejaVu Sans" fo:font-size="10pt" fo:language="de" fo:country="DE" style:font-size-asian="10pt" style:font-size-complex="10pt"/>
    </style:style>
    <style:style style:name="P6" style:family="paragraph" style:parent-style-name="Standard">
      <style:text-properties style:font-name="DejaVu Sans" fo:font-size="10pt" fo:language="de" fo:country="DE" style:font-size-asian="10pt" style:font-size-complex="10pt"/>
    </style:style>
    <style:style style:name="P7" style:family="paragraph" style:parent-style-name="Standard">
      <style:paragraph-properties fo:break-before="page"/>
      <style:text-properties style:font-name="DejaVu Sans" fo:font-size="10pt" fo:language="de" fo:country="DE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dux e.V.<text:line-break/><text:line-break/>Am 01. April 2007 gegründet.<text:line-break/><text:line-break/>Steuerbefreiter, gemeinnütziger Verein.<text:line-break/>Registergericht: Berlin Charlottenburg<text:line-break/>Geschäftsstelle: Aachen<text:line-break/><text:line-break/>Ziele:<text:line-break/>Förderung Freie Software und damit in Zusammenhang stehende Projekte.<text:line-break/><text:line-break/>Aktivitäten:<text:line-break/>Eigenveranstaltungen von Vortragreihen, Workshops, deutschlandweiten Anwender-Treffen und Gastreden bei verschiedenen Events.<text:line-break/><text:line-break/>Teilnahme an verschiedenen FOSS Veranstaltungen, u.A. SIGINT Köln, FrOSCon, OpenRheinRuhr, Software Freedom Day, Open Xchange Partner Summit.<text:line-break/><text:line-break/>Kooperationen mit verschiedenen Projekten aus dem FOSS Umfeld.<text:line-break/><text:line-break/>Weiter Informationen und Kontaktaufnahme:<text:line-break/>http://sidux-ev.org oder direkt hier am Stand.</text:p>
      <text:p text:style-name="P1"/>
      <text:p text:style-name="P7">Semplice-Linux project<text:line-break/><text:line-break/>Not the usual Debian remix, since 2009.<text:line-break/><text:line-break/>Debian is awesome: Everybody can modify, improve and remix it to fit their needs. It is a<text:line-break/>great basis for a fast, lightweight, clean and simple distribution. This is the aim of<text:line-break/>Semplice-Linux, which is build on Debian sid to be always on the edge.<text:line-break/><text:line-break/>Designed to be lightning fast on modern 64-bit machines, Semplice-Linux works well on old<text:line-break/>glories, requiring only a 486 (or better) processor and 384 MB of RAM. To provide this<text:line-break/>fast environment the distribution is based on Openbox and a set of lightweight<text:line-break/>applications.<text:line-break/><text:line-break/>Semplice-Linux is built using official debian tools and archives, with an automated<text:line-break/>process for ensuring the same working environment across all builds. It is compiled<text:line-break/>according to the Debian Policy and every modification to the base system is available in<text:line-break/>our repositories. It is possible to get the same Semplice-Linux system by simply starting<text:line-break/>from a basic debian booststrap.<text:line-break/><text:line-break/>Although we strongly believe in open source, Semplice-Linux includes non-free firmware to<text:line-break/><text:soft-page-break/>support a wide variety of machines. To encourage you to live without non-free software we<text:line-break/>make it easy to remove them. See<text:line-break/>http://semplice-linux.org/doku/semplice:nonfree#installed_system for more information.<text:line-break/><text:line-break/>Semplice-Linux provides a base working system for everything a common user needs:<text:line-break/>* A word processor (Abiword)<text:line-break/>* A spreadsheet (Gnumeric)<text:line-break/>* A music player (Exaile)<text:line-break/>* A web browser (Chromium)<text:line-break/><text:line-break/>It also includes the Synaptic Package Manager which lets you<text:line-break/>install the 38,000 packages that Debian offers!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" svg:font-family="'DejaVu Sans'" style:font-family-generic="swiss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0.5cm" fo:page-height="14.801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lter </meta:initial-creator>
    <meta:creation-date>2012-04-24T21:50:00</meta:creation-date>
    <dc:date>2012-04-25T14:25:50</dc:date>
    <dc:creator>walter </dc:creator>
    <meta:editing-duration>P0D</meta:editing-duration>
    <meta:editing-cycles>5</meta:editing-cycles>
    <meta:generator>LibreOffice/3.5$Linux_x86 LibreOffice_project/350m1$Build-202</meta:generator>
    <meta:document-statistic meta:table-count="0" meta:image-count="0" meta:object-count="0" meta:page-count="3" meta:paragraph-count="2" meta:word-count="315" meta:character-count="2226" meta:non-whitespace-character-count="1898"/>
  </office:meta>
</office:document-meta>
</file>